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2:36:13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Martin</meta:initial-creator>
    <meta:creation-date>2023-08-21T08:28:51Z</meta:creation-date>
    <dc:date>2023-10-02T12:36:28.245000000</dc:date>
    <meta:editing-duration>PT40S</meta:editing-duration>
    <meta:editing-cycles>2</meta:editing-cycles>
    <meta:document-statistic meta:table-count="1" meta:cell-count="7" meta:object-count="0"/>
  </office:meta>
</office:document-meta>
</file>